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bc31"/>
    </style:style>
    <style:style style:name="P2" style:family="paragraph" style:parent-style-name="Standard">
      <style:text-properties fo:color="#ff4000"/>
    </style:style>
    <style:style style:name="P3" style:family="paragraph" style:parent-style-name="Standard">
      <style:text-properties officeooo:paragraph-rsid="00132591"/>
    </style:style>
    <style:style style:name="P4" style:family="paragraph" style:parent-style-name="Standard">
      <style:text-properties officeooo:paragraph-rsid="0014e6a4"/>
    </style:style>
    <style:style style:name="T1" style:family="text">
      <style:text-properties officeooo:rsid="0011b6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devel@mypi3-16:~/testbuilds/catzip-tst/catzip/sw/board $ make</text:p>
      <text:p text:style-name="P4">Building dependency file(s)</text:p>
      <text:p text:style-name="P4">zip-gcc -O3 -I../zlib -I../../rtl/catzip -I. -c -Wa,-nocis -fno-builtin cputest.c -o obj-zip/cputest.o</text:p>
      <text:p text:style-name="P4">zip-gcc -O3 -I../zlib -I../../rtl/catzip -I. -T boardram.ld -fno-builtin -Wl,-Map=obj-zip/cputest.map obj-zip/cputest.o -o cputest</text:p>
      <text:p text:style-name="P4"/>
      <text:p text:style-name="P4">devel@mypi3-16:~/testbuilds/catzip-tst/catzip/sw/board $ zip-objdump -d cputest &gt; cputest-disasm.txt</text:p>
      <text:p text:style-name="P1"/>
      <text:p text:style-name="P1">devel@mypi3-16:~/testbuilds/catzip-tst/catzip/sw/host $ ./arm-zipload -v ../board/cputest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cputest</text:p>
      <text:p text:style-name="P1">Section 0: 02000000 - 02003e94</text:p>
      <text:p text:style-name="P1">Writing to MEM: 02000000-02003e94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/>
      <text:p text:style-name="P1">2003d7c:<text:tab/>4e 6f 74 20 <text:tab/>LDI <text:s text:c="7"/>$-1084384,R9</text:p>
      <text:p text:style-name="Standard"><text:s/>2003d80:<text:tab/>73 75 70 70 <text:tab/>MOV.GE <text:s text:c="4"/>$-3984+uR5,uCC</text:p>
      <text:p text:style-name="Standard"><text:s/>2003d84:<text:tab/>6f 72 74 65 <text:tab/>ILL 6f727465</text:p>
      <text:p text:style-name="Standard"><text:s/>2003d88:<text:tab/>64 0d 0a 00 <text:tab/>CMP.Z <text:s text:c="5"/>$2560+R4,R12</text:p>
      <text:p text:style-name="Standard"><text:s/>2003d8c:<text:tab/>53 75 70 70 <text:tab/>MOV.GE <text:s text:c="4"/>$-3984+uR5,uR10</text:p>
      <text:p text:style-name="Standard"><text:s/>2003d90:<text:tab/>6f 72 74 65 <text:tab/>ILL 6f727465</text:p>
      <text:p text:style-name="Standard"><text:s/>2003d94:<text:tab/>64 0d 0a 00 <text:tab/>CMP.Z <text:s text:c="5"/>$2560+R4,R12</text:p>
      <text:p text:style-name="Standard"><text:s/>2003d98:<text:tab/>4e 6f 20 4d <text:tab/>LDI <text:s text:c="7"/>$-1105843,R9</text:p>
      <text:p text:style-name="Standard"><text:s/>2003d9c:<text:tab/>75 6c 74 69 <text:tab/>SH.NZ <text:s text:c="5"/>CC,$-2967(R1)</text:p>
      <text:p text:style-name="Standard"><text:s/>2003da0:<text:tab/>70 6c 79 20 <text:tab/>AND.NZ <text:s text:c="4"/>$-1760+R1,CC</text:p>
      <text:p text:style-name="Standard"><text:s/>2003da4:<text:tab/>49 6d 70 6c <text:tab/>LSR.NZ <text:s text:c="4"/>$-3988+R5,R9</text:p>
      <text:p text:style-name="Standard"/>
      <text:p text:style-name="Standard"/>
      <text:p text:style-name="Standard">devel@mypi3-16:~/testbuilds/catzip-tst/catzip/sw/host $ ./arm-wbregs 0x2003d7c</text:p>
      <text:p text:style-name="Standard">02003d7c ( <text:s text:c="7"/>) : [Not.] 4e6f7420</text:p>
      <text:p text:style-name="Standard">devel@mypi3-16:~/testbuilds/catzip-tst/catzip/sw/host $ ./arm-wbregs 0x2003d80</text:p>
      <text:p text:style-name="Standard">02003d80 ( <text:s text:c="7"/>) : [supp] 73757070</text:p>
      <text:p text:style-name="Standard">devel@mypi3-16:~/testbuilds/catzip-tst/catzip/sw/host $ ./arm-wbregs 0x2003d84</text:p>
      <text:p text:style-name="Standard">02003d84 ( <text:s text:c="7"/>) : [orte] 6f727465</text:p>
      <text:p text:style-name="Standard">devel@mypi3-16:~/testbuilds/catzip-tst/catzip/sw/host $ ./arm-wbregs 0x2003d88</text:p>
      <text:p text:style-name="Standard">02003d88 ( <text:s text:c="7"/>) : [d...] 640d0a00</text:p>
      <text:p text:style-name="Standard">devel@mypi3-16:~/testbuilds/catzip-tst/catzip/sw/host $ ./arm-wbregs 0x2003d90</text:p>
      <text:p text:style-name="Standard">02003d90 ( <text:s text:c="7"/>) : [orte] 6f727465</text:p>
      <text:p text:style-name="Standard">devel@mypi3-16:~/testbuilds/catzip-tst/catzip/sw/host $ ./arm-wbregs 0x2003d94</text:p>
      <text:p text:style-name="Standard">02003d94 ( <text:s text:c="7"/>) : [d...] 640d0a00</text:p>
      <text:p text:style-name="Standard">devel@mypi3-16:~/testbuilds/catzip-tst/catzip/sw/host $ ./arm-wbregs 0x2003d98</text:p>
      <text:p text:style-name="Standard">02003d98 ( <text:s text:c="7"/>) : [No.M] 4e6f204d</text:p>
      <text:p text:style-name="Standard"><text:soft-page-break/>devel@mypi3-16:~/testbuilds/catzip-tst/catzip/sw/host $ ./arm-wbregs 0x2003d9c</text:p>
      <text:p text:style-name="Standard">02003d9c ( <text:s text:c="7"/>) : [ulti] 756c7469</text:p>
      <text:p text:style-name="Standard">devel@mypi3-16:~/testbuilds/catzip-tst/catzip/sw/host $ ./arm-wbregs 0x2003da0</text:p>
      <text:p text:style-name="Standard">02003da0 ( <text:s text:c="7"/>) : [ply.] 706c7920</text:p>
      <text:p text:style-name="Standard">devel@mypi3-16:~/testbuilds/catzip-tst/catzip/sw/host $ ./arm-wbregs 0x2003da4</text:p>
      <text:p text:style-name="Standard">02003da4 ( <text:s text:c="7"/>) : [Impl] 496d706c</text:p>
      <text:p text:style-name="Standard"/>
      <text:p text:style-name="Standard">Adding break at line 1111 <text:span text:style-name="T1">in </text:span></text:p>
      <text:p text:style-name="Standard">void<text:tab/>txstr(const char *str) {</text:p>
      <text:p text:style-name="Standard"><text:tab/>const char *ptr = str;</text:p>
      <text:p text:style-name="Standard"><text:tab/>zip_break();</text:p>
      <text:p text:style-name="Standard"><text:tab/>while(*ptr)</text:p>
      <text:p text:style-name="Standard"><text:tab/><text:tab/>txchr(*ptr++);</text:p>
      <text:p text:style-name="Standard">}</text:p>
      <text:p text:style-name="Standard"><text:a xlink:type="simple" xlink:href="mailto:devel@mypi3-16" text:style-name="Internet_20_link" text:visited-style-name="Visited_20_Internet_20_Link">devel@mypi3-16</text:a>:~/testbuilds/catzip-tst/catzip/sw/board/<text:span text:style-name="T1">cputest.c</text:span></text:p>
      <text:p text:style-name="Standard">devel@mypi3-16:~/testbuilds/catzip-tst/catzip/sw/board $ make</text:p>
      <text:p text:style-name="Standard">Building dependency file(s)</text:p>
      <text:p text:style-name="Standard">zip-gcc -O3 -I../zlib -I../../rtl/catzip -I. -c -Wa,-nocis -fno-builtin cputest.c -o obj-zip/cputest.o</text:p>
      <text:p text:style-name="Standard">zip-gcc -O3 -I../zlib -I../../rtl/catzip -I. -T boardram.ld -fno-builtin -Wl,-Map=obj-zip/cputest.map obj-zip/cputest.o -o cputest</text:p>
      <text:p text:style-name="Standard">devel@mypi3-16:~/testbuilds/catzip-tst/catzip/sw/board $ zip-objdump -d cputest &gt; cputest-disasm.txt</text:p>
      <text:p text:style-name="Standard"/>
      <text:p text:style-name="Standard">02001120 &lt;txstr&gt;:</text:p>
      <text:p text:style-name="Standard"><text:s/>2001120:<text:tab/>68 00 00 08 <text:tab/>SUB <text:s text:c="7"/>$8,SP</text:p>
      <text:p text:style-name="Standard"><text:s/>2001124:<text:tab/>04 c7 40 00 <text:tab/>SW <text:s text:c="8"/>R0,(SP)</text:p>
      <text:p text:style-name="Standard"><text:s/>2001128:<text:tab/>2c c7 40 04 <text:tab/>SW <text:s text:c="8"/>R5,$4(SP)</text:p>
      <text:p text:style-name="Standard"><text:s/>200112c:<text:tab/>2b 40 40 00 <text:tab/>MOV <text:s text:c="7"/>R1,R5</text:p>
      <text:p text:style-name="Standard"><text:s/>2001130:<text:tab/>7f 00 00 00 <text:tab/>BREAK <text:s text:c="5"/>@0x02001134 <text:s text:c="3"/>// 2001134 &lt;txstr+0x14&gt;</text:p>
      <text:p text:style-name="Standard"><text:s/>2001134:<text:tab/>0d 84 40 00 <text:tab/>LB <text:s text:c="8"/>(R1),R1</text:p>
      <text:p text:style-name="Standard"/>
      <text:p text:style-name="Standard">devel@mypi3-16:~/testbuilds/catzip-tst/catzip/sw/host $ ./arm-wbregs 0x2001120</text:p>
      <text:p text:style-name="Standard">02001120 ( <text:s text:c="7"/>) : [h...] 68000008</text:p>
      <text:p text:style-name="Standard">devel@mypi3-16:~/testbuilds/catzip-tst/catzip/sw/host $ ./arm-wbregs 0x2001124</text:p>
      <text:p text:style-name="Standard">02001124 ( <text:s text:c="7"/>) : [..@.] 04c74000</text:p>
      <text:p text:style-name="Standard">devel@mypi3-16:~/testbuilds/catzip-tst/catzip/sw/host $ ./arm-wbregs 0x2001128</text:p>
      <text:p text:style-name="Standard">02001128 ( <text:s text:c="7"/>) : [,.@.] 2cc74004</text:p>
      <text:p text:style-name="Standard">devel@mypi3-16:~/testbuilds/catzip-tst/catzip/sw/host $ ./arm-wbregs 0x200112c</text:p>
      <text:p text:style-name="Standard">0200112c ( <text:s text:c="7"/>) : [+@@.] 2b404000</text:p>
      <text:p text:style-name="P2">devel@mypi3-16:~/testbuilds/catzip-tst/catzip/sw/host $ ./arm-wbregs 0x2001130</text:p>
      <text:p text:style-name="P2">02001130 ( <text:s text:c="7"/>) : [....] 7f000000</text:p>
      <text:p text:style-name="Standard">devel@mypi3-16:~/testbuilds/catzip-tst/catzip/sw/host $ ./arm-wbregs 0x2001134</text:p>
      <text:p text:style-name="Standard">02001134 ( <text:s text:c="7"/>) : [..@.] 0d844000</text:p>
      <text:p text:style-name="P3"><text:s/></text:p>
      <text:p text:style-name="P3">devel@mypi3-16:~/testbuilds/catzip-tst/catzip/sw/host $ ./arm-zipload -v ../board/cputest</text:p>
      <text:p text:style-name="Standard">Halting the CPU</text:p>
      <text:p text:style-name="Standard">Memory regions:</text:p>
      <text:p text:style-name="Standard"><text:tab/>Block RAM: 01400000 - 01402000</text:p>
      <text:p text:style-name="Standard"><text:tab/>SDRAM <text:s text:c="6"/>: 02000000 - 03000000</text:p>
      <text:p text:style-name="Standard">Loading: ../board/cputest</text:p>
      <text:p text:style-name="Standard">Section 0: 02000000 - 02003e98</text:p>
      <text:p text:style-name="Standard">Writing to MEM: 02000000-02003e98</text:p>
      <text:p text:style-name="Standard"><text:soft-page-break/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/>
      <text:p text:style-name="Standard">Needs to be restarted after every break.</text:p>
      <text:p text:style-name="Standard"/>
      <text:p text:style-name="Standard">devel@mypi3-16:~/testbuilds/catzip-tst/catzip/sim/verilated $ ./arm-main_tb </text:p>
      <text:p text:style-name="Standard">Listening on port 8363</text:p>
      <text:p text:style-name="Standard">Listening on port 8364</text:p>
      <text:p text:style-name="Standard">&gt; T</text:p>
      <text:p text:style-name="Standard">CMD: Only sent 0 bytes of 3!</text:p>
      <text:p text:style-name="Standard"/>
      <text:p text:style-name="Standard">devel@mypi3-16:~/testbuilds/catzip-tst/catzip/sw/host $ ./arm-zipload -v ../board/cputest</text:p>
      <text:p text:style-name="Standard">Halting the CPU</text:p>
      <text:p text:style-name="Standard">Memory regions:</text:p>
      <text:p text:style-name="Standard"><text:tab/>Block RAM: 01400000 - 01402000</text:p>
      <text:p text:style-name="Standard"><text:tab/>SDRAM <text:s text:c="6"/>: 02000000 - 03000000</text:p>
      <text:p text:style-name="Standard">Loading: ../board/cputest</text:p>
      <text:p text:style-name="Standard">Section 0: 02000000 - 02003e98</text:p>
      <text:p text:style-name="Standard">Writing to MEM: 02000000-02003e98</text:p>
      <text:p text:style-name="Standard"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>devel@mypi3-16:~/testbuilds/catzip-tst/catzip/sw/host $ ./arm-zipdbg </text:p>
      <text:p text:style-name="Standard">When g <text:s/>is pressed. </text:p>
      <text:p text:style-name="Standard">SUCCESS</text:p>
      <text:p text:style-name="Standard"><text:tab/><text:tab/></text:p>
      <text:p text:style-name="Standard">sR0 : 02002238 sR1 : 02003d7c sR2 : 02003e98 sR3 : 00000000</text:p>
      <text:p text:style-name="Standard">sR4 : 00000000 sR5 : 02003d7c sR6 : 02003e18 sR7 : 00000000</text:p>
      <text:p text:style-name="Standard">sR8 : 00000000 sR9 : 00000000 sR10: 00000000 sR11: 00000000</text:p>
      <text:p text:style-name="Standard">sR12: 00000000 sSP : 02fffb9c sCC : 00000000 sPC : 02001130</text:p>
      <text:p text:style-name="Standard"/>
      <text:p text:style-name="Standard">uR0 : 00000000 uR1 : 00000000 uR2 : 00000000 uR3 : 00000000</text:p>
      <text:p text:style-name="Standard">uR4 : 00000000 uR5 : 00000000 uR6 : 00000000 uR7 : 00000000</text:p>
      <text:p text:style-name="Standard">uR8 : 00000000 uR9 : 00000000 uR10: 00000000 uR11: 00000000</text:p>
      <text:p text:style-name="Standard">uR12: 00000000 uSP : 00000000 uCC : 00000020 uPC : 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1:39:41.694138427</meta:creation-date>
    <dc:date>2021-04-26T12:58:10.415861490</dc:date>
    <meta:editing-duration>PT1H8M16S</meta:editing-duration>
    <meta:editing-cycles>6</meta:editing-cycles>
    <meta:generator>LibreOffice/6.1.5.2$Linux_ARM_EABI LibreOffice_project/10$Build-2</meta:generator>
    <meta:document-statistic meta:table-count="0" meta:image-count="0" meta:object-count="0" meta:page-count="3" meta:paragraph-count="129" meta:word-count="685" meta:character-count="5725" meta:non-whitespace-character-count="4893"/>
  </office:meta>
</office:document-meta>
</file>